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a60b" officeooo:paragraph-rsid="0001a60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1a60b" officeooo:paragraph-rsid="0001a6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ec4e" officeooo:paragraph-rsid="0003e6d5" style:font-size-asian="10.5pt" style:font-weight-asian="normal" style:font-size-complex="12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Łukasz Sak, 209365</text:p>
      <text:p text:style-name="P1">SPRAWOZDANIE PAMSI</text:p>
      <text:p text:style-name="P3"><draw:frame draw:style-name="fr1" draw:name="Object1" text:anchor-type="paragraph" svg:x="-0.055cm" svg:y="0.355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Wykresem złożoności mojego problemu, dla wielu prób jest linia prosta, tak jak się można było spodziewać. Zatem złożoność algorytmu mnożenia przez 2 jest liniowa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6:51:04.978033894</meta:creation-date>
    <dc:date>2015-03-12T07:10:20.559884962</dc:date>
    <meta:editing-duration>PT18M</meta:editing-duration>
    <meta:editing-cycles>3</meta:editing-cycles>
    <meta:generator>LibreOffice/4.2.7.2$Linux_X86_64 LibreOffice_project/420m0$Build-2</meta:generator>
    <meta:document-statistic meta:table-count="0" meta:image-count="0" meta:object-count="2" meta:page-count="1" meta:paragraph-count="3" meta:word-count="30" meta:character-count="203" meta:non-whitespace-character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745cm" svg:y="4.2cm" style:legend-expansion="high" chart:style-name="ch2"/>
        <chart:plot-area chart:style-name="ch3" chart:data-source-has-labels="both" svg:x="1.33cm" svg:y="0.179cm" svg:width="10.096cm" svg:height="7.66cm">
          <chartooo:coordinate-region svg:x="1.766cm" svg:y="0.378cm" svg:width="8.917cm" svg:height="6.814cm"/>
          <chart:axis chart:dimension="x" chart:name="primary-x" chart:style-name="ch4" chartooo:axis-type="auto">
            <chart:title svg:x="3.82cm" svg:y="8.018cm" chart:style-name="ch5">
              <text:p>Złożoność_Problemu [elementach]</text:p>
            </chart:title>
            <chart:categories table:cell-range-address="local-table.$A$2:.$A$41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kres_złożonośc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">
                <text:p>24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">
                <text:p>36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">
                <text:p>54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">
                <text:p>82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4">
                <text:p>123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1">
                <text:p>1851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6">
                <text:p>2776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4">
                <text:p>4164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46">
                <text:p>6246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69">
                <text:p>9369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53">
                <text:p>14053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79">
                <text:p>21079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18">
                <text:p>31618</text:p>
              </table:table-cell>
              <table:table-cell office:value-type="float" office:value="0.002599">
                <text:p>0.002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427">
                <text:p>47427</text:p>
              </table:table-cell>
              <table:table-cell office:value-type="float" office:value="0.004115">
                <text:p>0.004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140">
                <text:p>71140</text:p>
              </table:table-cell>
              <table:table-cell office:value-type="float" office:value="0.006023">
                <text:p>0.006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710">
                <text:p>106710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65">
                <text:p>160065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097">
                <text:p>240097</text:p>
              </table:table-cell>
              <table:table-cell office:value-type="float" office:value="0.020237">
                <text:p>0.020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145">
                <text:p>360145</text:p>
              </table:table-cell>
              <table:table-cell office:value-type="float" office:value="0.029839">
                <text:p>0.029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217">
                <text:p>540217</text:p>
              </table:table-cell>
              <table:table-cell office:value-type="float" office:value="0.045251">
                <text:p>0.045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0325">
                <text:p>810325</text:p>
              </table:table-cell>
              <table:table-cell office:value-type="float" office:value="0.067063">
                <text:p>0.067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487">
                <text:p>1215487</text:p>
              </table:table-cell>
              <table:table-cell office:value-type="float" office:value="0.100695">
                <text:p>0.100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3230">
                <text:p>1823230</text:p>
              </table:table-cell>
              <table:table-cell office:value-type="float" office:value="0.14951">
                <text:p>0.14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4845">
                <text:p>2734845</text:p>
              </table:table-cell>
              <table:table-cell office:value-type="float" office:value="0.22405">
                <text:p>0.22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2267">
                <text:p>4102267</text:p>
              </table:table-cell>
              <table:table-cell office:value-type="float" office:value="0.336474">
                <text:p>0.336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53400">
                <text:p>6153400</text:p>
              </table:table-cell>
              <table:table-cell office:value-type="float" office:value="0.503034">
                <text:p>0.503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30100">
                <text:p>9230100</text:p>
              </table:table-cell>
              <table:table-cell office:value-type="float" office:value="0.752013">
                <text:p>0.752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45150">
                <text:p>13845150</text:p>
              </table:table-cell>
              <table:table-cell office:value-type="float" office:value="1.14022">
                <text:p>1.14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67725">
                <text:p>20767725</text:p>
              </table:table-cell>
              <table:table-cell office:value-type="float" office:value="1.69767">
                <text:p>1.69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151587">
                <text:p>31151587</text:p>
              </table:table-cell>
              <table:table-cell office:value-type="float" office:value="2.5487">
                <text:p>2.5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727380">
                <text:p>46727380</text:p>
              </table:table-cell>
              <table:table-cell office:value-type="float" office:value="3.81719">
                <text:p>3.81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91070">
                <text:p>70091070</text:p>
              </table:table-cell>
              <table:table-cell office:value-type="float" office:value="5.72709">
                <text:p>5.72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1.745cm" svg:y="4.2cm" style:legend-expansion="high" chart:style-name="ch2"/>
        <chart:plot-area chart:style-name="ch3" chart:data-source-has-labels="both" svg:x="1.33cm" svg:y="0.179cm" svg:width="10.096cm" svg:height="7.66cm">
          <chartooo:coordinate-region svg:x="1.766cm" svg:y="0.378cm" svg:width="8.825cm" svg:height="6.814cm"/>
          <chart:axis chart:dimension="x" chart:name="primary-x" chart:style-name="ch4" chartooo:axis-type="auto">
            <chart:title svg:x="3.847cm" svg:y="8.018cm" chart:style-name="ch5">
              <text:p>złożoność_problemu [elementach]</text:p>
            </chart:title>
            <chart:categories table:cell-range-address="local-table.$A$2:.$A$176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C$2:.$C$176" chart:label-cell-address="local-table.$C$1" chart:class="chart:scatter">
            <chart:domain table:cell-range-address="local-table.$B$2:.$B$176"/>
            <chart:data-point chart:repeated="1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kres_złożonośc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">
                <text:p>11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">
                <text:p>1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">
                <text:p>1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">
                <text:p>16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">
                <text:p>179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">
                <text:p>1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">
                <text:p>215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6">
                <text:p>23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9">
                <text:p>259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4">
                <text:p>28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2">
                <text:p>31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3">
                <text:p>343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7">
                <text:p>37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4">
                <text:p>41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">
                <text:p>45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5">
                <text:p>60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5">
                <text:p>66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1">
                <text:p>731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4">
                <text:p>804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4">
                <text:p>88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2">
                <text:p>972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9">
                <text:p>106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5">
                <text:p>1175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2">
                <text:p>129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1">
                <text:p>142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63">
                <text:p>156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9">
                <text:p>171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90">
                <text:p>189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9">
                <text:p>2079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6">
                <text:p>2286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4">
                <text:p>2514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65">
                <text:p>2765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1">
                <text:p>3041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45">
                <text:p>3345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9">
                <text:p>3679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46">
                <text:p>4046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">
                <text:p>445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95">
                <text:p>4895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84">
                <text:p>5384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22">
                <text:p>5922</text:p>
              </table:table-cell>
              <table:table-cell office:value-type="float" office:value="0.000496">
                <text:p>0.000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14">
                <text:p>6514</text:p>
              </table:table-cell>
              <table:table-cell office:value-type="float" office:value="0.000542">
                <text:p>0.000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65">
                <text:p>7165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81">
                <text:p>7881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69">
                <text:p>8669</text:p>
              </table:table-cell>
              <table:table-cell office:value-type="float" office:value="0.000715">
                <text:p>0.000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35">
                <text:p>9535</text:p>
              </table:table-cell>
              <table:table-cell office:value-type="float" office:value="0.000804">
                <text:p>0.000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88">
                <text:p>10488</text:p>
              </table:table-cell>
              <table:table-cell office:value-type="float" office:value="0.000871">
                <text:p>0.000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36">
                <text:p>11536</text:p>
              </table:table-cell>
              <table:table-cell office:value-type="float" office:value="0.001177">
                <text:p>0.001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89">
                <text:p>12689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57">
                <text:p>13957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352">
                <text:p>15352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87">
                <text:p>16887</text:p>
              </table:table-cell>
              <table:table-cell office:value-type="float" office:value="0.001371">
                <text:p>0.001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575">
                <text:p>18575</text:p>
              </table:table-cell>
              <table:table-cell office:value-type="float" office:value="0.001671">
                <text:p>0.001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432">
                <text:p>20432</text:p>
              </table:table-cell>
              <table:table-cell office:value-type="float" office:value="0.001731">
                <text:p>0.001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75">
                <text:p>22475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722">
                <text:p>24722</text:p>
              </table:table-cell>
              <table:table-cell office:value-type="float" office:value="0.001986">
                <text:p>0.0019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94">
                <text:p>27194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13">
                <text:p>29913</text:p>
              </table:table-cell>
              <table:table-cell office:value-type="float" office:value="0.002721">
                <text:p>0.002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904">
                <text:p>32904</text:p>
              </table:table-cell>
              <table:table-cell office:value-type="float" office:value="0.002952">
                <text:p>0.002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194">
                <text:p>36194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813">
                <text:p>39813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794">
                <text:p>43794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173">
                <text:p>48173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990">
                <text:p>52990</text:p>
              </table:table-cell>
              <table:table-cell office:value-type="float" office:value="0.004337">
                <text:p>0.0043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289">
                <text:p>58289</text:p>
              </table:table-cell>
              <table:table-cell office:value-type="float" office:value="0.004738">
                <text:p>0.004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117">
                <text:p>64117</text:p>
              </table:table-cell>
              <table:table-cell office:value-type="float" office:value="0.005886">
                <text:p>0.005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528">
                <text:p>70528</text:p>
              </table:table-cell>
              <table:table-cell office:value-type="float" office:value="0.005685">
                <text:p>0.005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580">
                <text:p>77580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338">
                <text:p>85338</text:p>
              </table:table-cell>
              <table:table-cell office:value-type="float" office:value="0.00715">
                <text:p>0.00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71">
                <text:p>93871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258">
                <text:p>103258</text:p>
              </table:table-cell>
              <table:table-cell office:value-type="float" office:value="0.008845">
                <text:p>0.0088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583">
                <text:p>113583</text:p>
              </table:table-cell>
              <table:table-cell office:value-type="float" office:value="0.009391">
                <text:p>0.0093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4941">
                <text:p>124941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435">
                <text:p>137435</text:p>
              </table:table-cell>
              <table:table-cell office:value-type="float" office:value="0.01166">
                <text:p>0.0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178">
                <text:p>151178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295">
                <text:p>166295</text:p>
              </table:table-cell>
              <table:table-cell office:value-type="float" office:value="0.017928">
                <text:p>0.017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924">
                <text:p>182924</text:p>
              </table:table-cell>
              <table:table-cell office:value-type="float" office:value="0.015153">
                <text:p>0.015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216">
                <text:p>201216</text:p>
              </table:table-cell>
              <table:table-cell office:value-type="float" office:value="0.017303">
                <text:p>0.0173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337">
                <text:p>221337</text:p>
              </table:table-cell>
              <table:table-cell office:value-type="float" office:value="0.021893">
                <text:p>0.021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3470">
                <text:p>243470</text:p>
              </table:table-cell>
              <table:table-cell office:value-type="float" office:value="0.02086">
                <text:p>0.02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7817">
                <text:p>267817</text:p>
              </table:table-cell>
              <table:table-cell office:value-type="float" office:value="0.022485">
                <text:p>0.022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4598">
                <text:p>294598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057">
                <text:p>324057</text:p>
              </table:table-cell>
              <table:table-cell office:value-type="float" office:value="0.027285">
                <text:p>0.0272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6462">
                <text:p>356462</text:p>
              </table:table-cell>
              <table:table-cell office:value-type="float" office:value="0.030088">
                <text:p>0.030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2108">
                <text:p>392108</text:p>
              </table:table-cell>
              <table:table-cell office:value-type="float" office:value="0.036309">
                <text:p>0.0363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1318">
                <text:p>431318</text:p>
              </table:table-cell>
              <table:table-cell office:value-type="float" office:value="0.039725">
                <text:p>0.039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4449">
                <text:p>474449</text:p>
              </table:table-cell>
              <table:table-cell office:value-type="float" office:value="0.040369">
                <text:p>0.0403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1893">
                <text:p>521893</text:p>
              </table:table-cell>
              <table:table-cell office:value-type="float" office:value="0.043949">
                <text:p>0.043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4082">
                <text:p>574082</text:p>
              </table:table-cell>
              <table:table-cell office:value-type="float" office:value="0.047915">
                <text:p>0.0479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1490">
                <text:p>631490</text:p>
              </table:table-cell>
              <table:table-cell office:value-type="float" office:value="0.058111">
                <text:p>0.058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4639">
                <text:p>694639</text:p>
              </table:table-cell>
              <table:table-cell office:value-type="float" office:value="0.059217">
                <text:p>0.059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4102">
                <text:p>764102</text:p>
              </table:table-cell>
              <table:table-cell office:value-type="float" office:value="0.064317">
                <text:p>0.064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0512">
                <text:p>840512</text:p>
              </table:table-cell>
              <table:table-cell office:value-type="float" office:value="0.070997">
                <text:p>0.070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4563">
                <text:p>924563</text:p>
              </table:table-cell>
              <table:table-cell office:value-type="float" office:value="0.078557">
                <text:p>0.078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7019">
                <text:p>1017019</text:p>
              </table:table-cell>
              <table:table-cell office:value-type="float" office:value="0.085417">
                <text:p>0.085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8720">
                <text:p>1118720</text:p>
              </table:table-cell>
              <table:table-cell office:value-type="float" office:value="0.094446">
                <text:p>0.094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0592">
                <text:p>1230592</text:p>
              </table:table-cell>
              <table:table-cell office:value-type="float" office:value="0.113508">
                <text:p>0.113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3651">
                <text:p>1353651</text:p>
              </table:table-cell>
              <table:table-cell office:value-type="float" office:value="0.138184">
                <text:p>0.1381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9016">
                <text:p>1489016</text:p>
              </table:table-cell>
              <table:table-cell office:value-type="float" office:value="0.135808">
                <text:p>0.1358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7917">
                <text:p>1637917</text:p>
              </table:table-cell>
              <table:table-cell office:value-type="float" office:value="0.143289">
                <text:p>0.1432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01708">
                <text:p>1801708</text:p>
              </table:table-cell>
              <table:table-cell office:value-type="float" office:value="0.154204">
                <text:p>0.154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81878">
                <text:p>1981878</text:p>
              </table:table-cell>
              <table:table-cell office:value-type="float" office:value="0.171774">
                <text:p>0.171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80065">
                <text:p>2180065</text:p>
              </table:table-cell>
              <table:table-cell office:value-type="float" office:value="0.187119">
                <text:p>0.187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98071">
                <text:p>2398071</text:p>
              </table:table-cell>
              <table:table-cell office:value-type="float" office:value="0.199687">
                <text:p>0.199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7878">
                <text:p>2637878</text:p>
              </table:table-cell>
              <table:table-cell office:value-type="float" office:value="0.221242">
                <text:p>0.2212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01665">
                <text:p>2901665</text:p>
              </table:table-cell>
              <table:table-cell office:value-type="float" office:value="0.241808">
                <text:p>0.241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91831">
                <text:p>3191831</text:p>
              </table:table-cell>
              <table:table-cell office:value-type="float" office:value="0.283714">
                <text:p>0.283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11014">
                <text:p>3511014</text:p>
              </table:table-cell>
              <table:table-cell office:value-type="float" office:value="0.33425">
                <text:p>0.33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62115">
                <text:p>3862115</text:p>
              </table:table-cell>
              <table:table-cell office:value-type="float" office:value="0.332002">
                <text:p>0.332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48326">
                <text:p>4248326</text:p>
              </table:table-cell>
              <table:table-cell office:value-type="float" office:value="0.383758">
                <text:p>0.383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73158">
                <text:p>4673158</text:p>
              </table:table-cell>
              <table:table-cell office:value-type="float" office:value="0.412698">
                <text:p>0.412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40473">
                <text:p>5140473</text:p>
              </table:table-cell>
              <table:table-cell office:value-type="float" office:value="0.434549">
                <text:p>0.434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54520">
                <text:p>5654520</text:p>
              </table:table-cell>
              <table:table-cell office:value-type="float" office:value="0.5217">
                <text:p>0.5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19972">
                <text:p>6219972</text:p>
              </table:table-cell>
              <table:table-cell office:value-type="float" office:value="0.528882">
                <text:p>0.5288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41969">
                <text:p>6841969</text:p>
              </table:table-cell>
              <table:table-cell office:value-type="float" office:value="0.569254">
                <text:p>0.5692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26165">
                <text:p>7526165</text:p>
              </table:table-cell>
              <table:table-cell office:value-type="float" office:value="0.624342">
                <text:p>0.624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78781">
                <text:p>8278781</text:p>
              </table:table-cell>
              <table:table-cell office:value-type="float" office:value="0.687849">
                <text:p>0.687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06659">
                <text:p>9106659</text:p>
              </table:table-cell>
              <table:table-cell office:value-type="float" office:value="0.757636">
                <text:p>0.7576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17324">
                <text:p>10017324</text:p>
              </table:table-cell>
              <table:table-cell office:value-type="float" office:value="0.859674">
                <text:p>0.859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19056">
                <text:p>11019056</text:p>
              </table:table-cell>
              <table:table-cell office:value-type="float" office:value="0.971985">
                <text:p>0.9719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120961">
                <text:p>12120961</text:p>
              </table:table-cell>
              <table:table-cell office:value-type="float" office:value="1.06582">
                <text:p>1.065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33057">
                <text:p>13333057</text:p>
              </table:table-cell>
              <table:table-cell office:value-type="float" office:value="1.11627">
                <text:p>1.116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666362">
                <text:p>14666362</text:p>
              </table:table-cell>
              <table:table-cell office:value-type="float" office:value="1.31073">
                <text:p>1.310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32998">
                <text:p>16132998</text:p>
              </table:table-cell>
              <table:table-cell office:value-type="float" office:value="1.3994">
                <text:p>1.3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746297">
                <text:p>17746297</text:p>
              </table:table-cell>
              <table:table-cell office:value-type="float" office:value="1.48429">
                <text:p>1.484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520926">
                <text:p>19520926</text:p>
              </table:table-cell>
              <table:table-cell office:value-type="float" office:value="1.63583">
                <text:p>1.635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473018">
                <text:p>21473018</text:p>
              </table:table-cell>
              <table:table-cell office:value-type="float" office:value="1.8182">
                <text:p>1.81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20319">
                <text:p>23620319</text:p>
              </table:table-cell>
              <table:table-cell office:value-type="float" office:value="2.01157">
                <text:p>2.011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982350">
                <text:p>25982350</text:p>
              </table:table-cell>
              <table:table-cell office:value-type="float" office:value="2.26768">
                <text:p>2.26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580585">
                <text:p>28580585</text:p>
              </table:table-cell>
              <table:table-cell office:value-type="float" office:value="2.48382">
                <text:p>2.483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38643">
                <text:p>31438643</text:p>
              </table:table-cell>
              <table:table-cell office:value-type="float" office:value="2.69253">
                <text:p>2.692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582507">
                <text:p>34582507</text:p>
              </table:table-cell>
              <table:table-cell office:value-type="float" office:value="3.03922">
                <text:p>3.03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040757">
                <text:p>38040757</text:p>
              </table:table-cell>
              <table:table-cell office:value-type="float" office:value="3.29182">
                <text:p>3.291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844832">
                <text:p>41844832</text:p>
              </table:table-cell>
              <table:table-cell office:value-type="float" office:value="3.67567">
                <text:p>3.675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029315">
                <text:p>46029315</text:p>
              </table:table-cell>
              <table:table-cell office:value-type="float" office:value="3.9607">
                <text:p>3.96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632246">
                <text:p>50632246</text:p>
              </table:table-cell>
              <table:table-cell office:value-type="float" office:value="4.34106">
                <text:p>4.341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695470">
                <text:p>55695470</text:p>
              </table:table-cell>
              <table:table-cell office:value-type="float" office:value="4.73096">
                <text:p>4.73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265017">
                <text:p>61265017</text:p>
              </table:table-cell>
              <table:table-cell office:value-type="float" office:value="5.17784">
                <text:p>5.177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391518">
                <text:p>67391518</text:p>
              </table:table-cell>
              <table:table-cell office:value-type="float" office:value="5.77393">
                <text:p>5.77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130669">
                <text:p>74130669</text:p>
              </table:table-cell>
              <table:table-cell office:value-type="float" office:value="6.28017">
                <text:p>6.28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543735">
                <text:p>81543735</text:p>
              </table:table-cell>
              <table:table-cell office:value-type="float" office:value="6.85412">
                <text:p>6.85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698108">
                <text:p>89698108</text:p>
              </table:table-cell>
              <table:table-cell office:value-type="float" office:value="7.56938">
                <text:p>7.56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667918">
                <text:p>98667918</text:p>
              </table:table-cell>
              <table:table-cell office:value-type="float" office:value="8.29477">
                <text:p>8.29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